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10pt"/>
    </style:style>
    <style:style style:name="P5"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 style:family="paragraph" style:parent-style-name="Standard">
      <style:paragraph-properties fo:text-align="end" style:justify-single-word="false"/>
      <style:text-properties fo:font-size="12pt" style:font-size-asian="12pt" style:font-size-complex="12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center" style:justify-single-word="false"/>
    </style:style>
    <style:style style:name="P9" style:family="paragraph" style:parent-style-name="Standard">
      <style:text-properties fo:font-size="6pt" style:font-size-asian="6pt" style:font-size-complex="6pt"/>
    </style:style>
    <style:style style:name="P10" style:family="paragraph" style:parent-style-name="Standard">
      <style:paragraph-properties fo:text-align="center" style:justify-single-word="false"/>
      <style:text-properties fo:font-variant="normal" fo:text-transform="none" fo:color="#363636" style:font-name="Times New Roman" fo:font-size="10pt" fo:letter-spacing="normal" fo:font-style="normal" style:font-size-asian="10pt" style:font-size-complex="10pt"/>
    </style:style>
    <style:style style:name="P11" style:family="paragraph" style:parent-style-name="Standard">
      <style:paragraph-properties fo:text-align="start" style:justify-single-word="false"/>
      <style:text-properties fo:font-variant="normal" fo:text-transform="none" fo:color="#363636" style:font-name="Times New Roman" fo:font-size="12pt" fo:letter-spacing="normal" fo:font-style="normal" style:font-size-asian="12pt" style:font-size-complex="12pt"/>
    </style:style>
    <style:style style:name="P12" style:family="paragraph" style:parent-style-name="Standard">
      <style:paragraph-properties fo:text-align="start" style:justify-single-word="false"/>
      <style:text-properties fo:font-variant="normal" fo:text-transform="none" fo:color="#363636" fo:font-size="12pt" fo:letter-spacing="normal" fo:font-style="normal" style:font-size-asian="12pt" style:font-size-complex="12pt"/>
    </style:style>
    <style:style style:name="P13" style:family="paragraph" style:parent-style-name="Standard" style:list-style-name="L1">
      <style:text-properties fo:font-size="6pt" style:font-size-asian="6pt" style:font-size-complex="6pt"/>
    </style:style>
    <style:style style:name="P14" style:family="paragraph" style:parent-style-name="Standard">
      <style:paragraph-properties fo:text-align="center" style:justify-single-word="false"/>
      <style:text-properties fo:font-size="10pt" fo:font-style="normal" style:font-size-asian="10pt" style:font-style-asian="normal" style:font-size-complex="10pt" style:font-style-complex="normal"/>
    </style:style>
    <style:style style:name="T1" style:family="text">
      <style:text-properties fo:font-size="18pt" style:font-size-asian="18pt" style:font-size-complex="18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normal" style:font-size-asian="10pt" style:font-style-asian="normal" style:font-size-complex="10pt" style:font-style-complex="normal"/>
    </style:style>
    <style:style style:name="T5" style:family="text">
      <style:text-properties fo:font-variant="normal" fo:text-transform="none" fo:color="#363636" style:font-name="Times New Roman" fo:letter-spacing="normal" fo:font-style="normal"/>
    </style:style>
    <style:style style:name="T6" style:family="text">
      <style:text-properties fo:font-variant="normal" fo:text-transform="none" fo:color="#363636" style:font-name="Times New Roman" fo:letter-spacing="normal" fo:font-style="normal" style:font-size-asian="10pt" style:font-size-complex="10pt"/>
    </style:style>
    <style:style style:name="T7" style:family="text">
      <style:text-properties fo:font-variant="normal" fo:text-transform="none" fo:color="#363636" fo:letter-spacing="normal" fo:font-style="normal"/>
    </style:style>
    <style:style style:name="T8" style:family="text">
      <style:text-properties style:font-size-asian="10pt" style:font-size-complex="10pt"/>
    </style:style>
    <style:style style:name="T9"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ristopher Edgemon</text:p>
      <text:p text:style-name="P6">May 9, 2016</text:p>
      <text:p text:style-name="P6">Autonomy vs Place</text:p>
      <text:p text:style-name="P6">Erik Ghenoiu</text:p>
      <text:p text:style-name="P6"/>
      <text:p text:style-name="P1"/>
      <text:p text:style-name="P1">Anonymity</text:p>
      <text:p text:style-name="P3">Sibyl Moholy-Nagy (Native Genius in Anonymous Architecture), </text:p>
      <text:p text:style-name="P3">Bernard Rudofsky (Architecture Without Architects)</text:p>
      <text:p text:style-name="Standard"/>
      <text:p text:style-name="P2"><text:span text:style-name="T9">"Rather than denying or even supplementing the high culture, therefore, histories of the vernacular complete it."</text:span> -Dell Upton</text:p>
      <text:p text:style-name="Standard"/>
      <text:p text:style-name="Standard"><text:tab/>Interest in "anonymous architecture" continues to this day. The internet has produced a situation where the boundary between "high architecture" and "anonymous architecture" is blurring. Anybody can add whatever images they want to their pinterest board, intermingling Arts and Crafts classics with contemporary knock-offs. Suburban subdivisions are designed by architects, but these architects prefer not to let their names be known. </text:p>
      <text:p text:style-name="Standard"><text:tab/>What exactly do we mean when we talk about "anonymous architecture"? Different definitions frame the question in different ways, and naturally produce very different conclusions.</text:p>
      <text:p text:style-name="Standard"><text:tab/>Probably the most famous example of anonymous architecture research is Bernard Rudofsky's "Architecture Without Architects." Rudofsky defines his "anonymous architecture" generally as architecture produced by cultures that do not have the formalized position of "architect" - productions of modern western civilizations cannot be integrated into his perspective. The goal of Rudofsky's exploration of "architecture without architects" is to discover beautiful new forms, "primitive" architectural patterns that is somehow more "alive" and exciting than austere modernism. It is reminiscent of modern architecture's use of African masks to discover a kind of art that is unsullied by uptight, western civilization. </text:p>
      <text:p text:style-name="Standard"><text:tab/>Sibyl Moholy-Nagy, a decade before Rudofsky, defined "anonymous architecture" in a broader <text:s/>way – for her, anonymous architecture is produced just as much in the West as in the East, as long as the architect who produces it is not remembered. For her, anonymous architecture is architecture that lies outside the orthodox tradition of modern architecture. While both Moholy-Nagy and Rudofsky interrogate "anonymous architecture" to discover new architectural truths - their methods and results, however, are quite different. Moholy-Nagy uses anonymous architecture to deepen the practice of modern architecture. </text:p>
      <text:p text:style-name="Standard"><text:tab/>More specifically, Moholy-Nagy is making the argument for the importance of place inside the Modernist narrative of the autonomous, placeless architectural machine. Essentially, her argument is about context: the book is divided into three sections, each related to a different contextual feature: "expression of site and climate, ... form and function, ... materials and skills." answering the "where, why and how of anonymous architecture."</text:p>
      <text:p text:style-name="Standard"><text:tab/>Moholy-Nagy's essay is an attack on the over-homogenization that was a consequence modern architecture. She anticipates counter-arguments, saying that this kind of research will not be useful "to those who define architecture either as pure esthetics [Le Corbusier]...or those who consider it predominantly a branch of modern technology." Although she refers to Corbusier, she expends most of her ammunition on the engineering branch of architecture - exemplified by Buckminster Fuller's Dymaxion House, and tract housing in general ("boxes, held together by no more than Federal Loan Certificates."</text:p>
      <text:p text:style-name="Standard"><text:tab/>Moholy-Nagy proposes an origin story for architecture - as the "selection of means and <text:soft-page-break/>meanings in deliberately planned environments" and shortly after describes the original causes - "diversity of form and function; economy of resources and upkeep; duration as material value and spiritual symbol." <text:s/>[p19]</text:p>
      <text:p text:style-name="P9"/>
      <text:p text:style-name="P9">Are there other ways of defining "anonymous architecture?" [What ways do these authors define it?]</text:p>
      <text:p text:style-name="P9">Is this category even valid anymore? [Ruy stuff?]</text:p>
      <text:p text:style-name="P9"/>
      <text:p text:style-name="P9">Ultimately, while Rudofsky may be making claims for an "inclusive architecture" - Moholy-Nagy is working precisely within the traditional doctrine of modernism. She looks for "genius" in anonymous architecture - "Each example shown in this book is characteristic but it is not necessarily the best in existence." - and she hopes that this genius allows us to find genius in our standard modern architecture.</text:p>
      <text:p text:style-name="P9"/>
      <text:p text:style-name="P9">Rudofsky = forms / patterns</text:p>
      <text:p text:style-name="P9">Moholy Nagy = idea / context</text:p>
      <text:p text:style-name="P9">suburbs + mass prouction</text:p>
      <text:p text:style-name="Standard"/>
      <text:p text:style-name="P1">Taste + Interpretation</text:p>
      <text:p text:style-name="P3">Charles Moore (Plug It in, Rameses, and See if it Lights up.)</text:p>
      <text:p text:style-name="Standard"/>
      <text:p text:style-name="Standard"><text:tab/>Lots of people believe architects are out of touch - that the opinions of architects are out of synch with the people they are building for, and that the field is just a giant echo chamber that produces buildings that aren't relevant to “normal” people. </text:p>
      <text:p text:style-name="Standard"><text:tab/>The question of taste is ever present in architecture, but stays in the shadows. Why do we like what we like? <text:s/>How do we know what is correct? I didn't always know I wanted to be an architect; when visiting places, I haven't always taken an architectural viewpoint. This means that I've visited some famous places without being aware of why they were important, much less what the "correct interpretation" was. Now, presumably, I know better, and I long to return to those places with my current knowledge, to appreciate what I did not understand, to evaluate things more correctly, to understand more fully.</text:p>
      <text:p text:style-name="Standard"><text:tab/>I was struck by this feeling while reading Charles Moore's "Plug It In, Rameses, and See if it Lights Up." This winter my wife and I visited California, and made the trip up the Pacific Coast Highway from Los Angeles to San Francisco, stopping at many of the sites Moore mentions.</text:p>
      <text:p text:style-name="Standard"><text:tab/>We were underwhelmed by Santa Barbara - the Mission was a small colonial outpost, it lacked the monumentality that one desires for such historical structures. The small building had been overwhelmed by tourist economy - whatever aura the building might have once had dissipated. The city itself was also disappointing - Moore speaks of the pseudo-historical Spanish history that the city has constructed for itself - we did not notice this, and saw only a generic, Spanish-inspired California city. Perhaps the uniqueness of the stylistic choices have been overwhelmed by the spread of this style throughout the state. Unfortunately, we did not know to visit the City Hall.</text:p>
      <text:p text:style-name="Standard"><text:tab/>In contrast, we spent a few days last winter in Santa Fe - before visiting we had learned the story of the city - town planners had decreed a Spanish mission style in the 1920's as a tourist attraction, and the friends we were staying with had spent a good amount of time fighting the board of planning to build their house with larger windows. The city seemed absurd - giant mansions with tiny windows pretending to be adobe huts - it was a transparent, inauthentic lie that seemed well past its time.</text:p>
      <text:p text:style-name="Standard"><text:tab/>We continued north, and reached our destination for the evening - the Madonna Inn. Nobody had told us to visit Santa Barbara, or the Hearst Castle, but two friends had independently told us to stay in the Inn. <text:s/>We spent the night in the "What's Left" room - made up of leftovers from the decoration of other rooms. <text:s/>We knew that this place was also a tourist trap, but while the other places pretended to be something else - in this place we were in on the joke. Do you want to stay in Old Mexico, the Love Nest, or the Captain's Bridge? You, the tourist, can stay wherever you want.</text:p>
      <text:p text:style-name="Standard"><text:tab/>There is a joy in reading that "Yes! The Madonna Inn really is architecture!" - and a kind of sadness in reading about the hilarious, glorious Santa Barbara City Hall, whose grandeur flew over my head. </text:p>
      <text:p text:style-name="Standard"><text:tab/>Our decisions of what is "good" and "bad" in architecture are profoundly important - we define <text:soft-page-break/>the shape of the world through our designs, and our designs are shaped by the value we give to other ideas - "autonomy", "locus", etc. <text:s/>Where do these feelings come from? What makes some good and some bad? What is the power of saying that this is good and this is bad?</text:p>
      <text:p text:style-name="Standard"/>
      <text:p text:style-name="Standard"/>
      <text:p text:style-name="P8"><text:span text:style-name="T1">Leon Krier / Peter Eisenman Conversation</text:span> </text:p>
      <text:p text:style-name="P3">Mark Wigley</text:p>
      <text:p text:style-name="Standard"/>
      <text:p text:style-name="Standard"><text:tab/>Watching the Bernie Sanders / Hillary Clinton debate last night - and reflecting on our weird contemporary political climate - I was reminded of Mark Wigley's critique of Eisenman and Krier as "simply two matching brands." We seem to be experiencing a political paradigm shift, as Trumpism has brought to power a powerful nativist strain in the American body politic, while on the other side a self-declared socialist has come very close to the presidential nomination.</text:p>
      <text:p text:style-name="Standard"><text:tab/>And this shift reveals exactly how similar the two "sides" have been for so long, both accepting fundamental assumptions (rationality, globalization, etc.) - and critiquing the other's position within that set of assumptions. This paradigm has the effect of mutually reinforcing both sides, defining the set of acceptable discourse and strengthening both sides as the only legitimate sides of political discourse. What Wigley says of Eisenman and Krier could equally be said of the Republicans and Democrats: "The positions are so symmetrical that there is no dissonance or exchange. Each side, in fact, adjusts to become the opposite of the other."</text:p>
      <text:p text:style-name="Standard"><text:tab/>The Overton window is a concept from social psychology that describes a set of ideas that a group of people believe are politically acceptable - ideas outside of that are not taken seriously. Although invented to describe politics, the same idea applies to architectural thought (of course, architecture is also political).</text:p>
      <text:p text:style-name="Standard"><text:tab/>During the time of Krier and Eisenman, their sides seemed like the only sides that mattered, the only discussion worth having. Krier and Eisenman define themselves as rivals, opposite poles - but they are really just opposite sides of a single world-view that they continually confirm by their arguments. Every discussion that they have, every disagreement, legitimizes the fundamental assumptions that they both hold. While on one level they are opposites, from another angle they are very much the same. To be fair, meaningful discourse is difficult without a mutually agreed upon foundation.</text:p>
      <text:p text:style-name="Standard"><text:tab/>I wonder if this reveals a deeper problem with the idea of a dialectic. In order to have a discussion on a subject, we first must accept a set of ground rules. "The earth is round." "Global warming is happening." "Cause and effect exists." "We can communicate and reach conclusions through the exercise of reason." being a few examples. </text:p>
      <text:p text:style-name="Standard"><text:tab/>"Most architects talk past each other. In a sense, they are simply rivals competing for a part of the audience share." <text:s/>This seems to be what is happening with Krier and Eisenman. What is the point of their discussions? Is anyone persuaded to one side or another? Does it even matter? What happens when one of them wins (maybe Eisenman won the architects, and Krier won the public...) Presumably at some point we set off on a new direction, examining new ideas. Maybe we can stay in the same place forever, debating the same old points. Maybe the whole point of the debate is just to sharpen both sides, to produce stronger arguments for the production of more precisely opposed, symmetrical buildings.</text:p>
      <text:p text:style-name="Standard"><text:tab/>Is this what happened with the classical tradition for millenia? Is this the natural state of architecture? Of discourse? How do we know when we can quit arguing? When do we move on? Do we declare a winner, or do we just declare the game invalid because the rules were wrong in the first place?</text:p>
      <text:p text:style-name="Standard"><text:tab/>Thomas Kuhn, in his book "The Structure of Scientific Revolutions," describes science undergoing radical paradigm shifts - long periods of relatively inactivity, or scholasticism - can give <text:soft-page-break/>way very quickly to bursts of transformation as one set of paradigms is replaced by the other. The analogy to architecture is clear - the Eisenman/Krier paradigm superseded the postmodernist, which superseded the Modernist. Where are we now? Where are we headed? What assumptions that Eisenman and Krier took to be fundamental were overthrown (by Rem?) What assumptions do we hold now, and which of these is most vulnerable? What are the foundations of our edifice, and how can they be undermined? The project of architectural theory consists not of building a grand theory, but tearing apart the theories that we do have, looking more and more deeply until we have found the final axioms that our architecture must rest on. Maybe once we find them, we can destroy them as well.</text:p>
      <text:p text:style-name="Standard"/>
      <text:p text:style-name="Standard"/>
      <text:p text:style-name="P1">Mannerism + Contrarianism</text:p>
      <text:p text:style-name="P3">Denise Scott Brown (Everyday America),</text:p>
      <text:p text:style-name="P3">Thomas Kuhn (The Structure of Scientific Revolutions)</text:p>
      <text:p text:style-name="Standard"/>
      <text:p text:style-name="Standard"><text:tab/>The immense power of Complexity and Contradiction in Architecture and Learning From Las Vegas comes from not just their decision to face objects traditionally ignored in the architectural canon, but their willingness to embrace them.</text:p>
      <text:p text:style-name="Standard"><text:tab/>I went into architecture because it seemed more willing than other fields to resist orthodoxy – to think new thoughts, to challenge traditional systems. I have been surprised to find that architecture is also hopelessly entrapped in its own orthodoxy – that new or different ideas about what is correct in architecture are ignored or rejected, as they challenge the basis on which so many people have constructed their careers and identities.</text:p>
      <text:p text:style-name="Standard"><text:tab/>Charles Moore poses a powerful question that modern architecture did its best to ignore - what do we do with the spaces that we did not want, but that have come to exist nevertheless. "[T]he commercial strip which they abhor has arrogated to itself more vitality, more power of growth, indeed more inevitability of growth, than the whole of their tidy output put together." </text:p>
      <text:p text:style-name="Standard"><text:tab/>Denise Scott Brown proudly proclaims a contrarian predilection - "my interest in architectural mannerism - breaking the rules, liking what's shocking."</text:p>
      <text:p text:style-name="Standard"><text:tab/>How do we deal with things that violate, and even discredit, our perspectives? "Can't you architects hold off your criticism of strips and sprawl just long enough to find out why people use them?"</text:p>
      <text:p text:style-name="Standard"/>
      <text:p text:style-name="Standard"/>
      <text:p text:style-name="P1">Typology + Classification</text:p>
      <text:p text:style-name="P3">Colin Rowe, </text:p>
      <text:p text:style-name="P3">Anthony Vidler (Third Typology)</text:p>
      <text:p text:style-name="P3"/>
      <text:p text:style-name="P3"><text:span text:style-name="T9">"I would define the concept of type as something that is permanent and complex, a logical principle that is prior to form and that constitutes it."</text:span> - Rossi</text:p>
      <text:p text:style-name="Standard"/>
      <text:p text:style-name="Standard"><text:tab/>How do we classify buildings? <text:s/>There are of course many ways: residential vs. commercial; classical vs. modernist; urban vs rural.</text:p>
      <text:p text:style-name="Standard"><text:tab/>Perhaps there are many ways, perhaps there is only one – typology – that contains all the others. <text:s/>For a long time I understood typology in a very limited way - typology was the use of a building - the typology of the house, or the museum, or the factory. There are too many words that fit under this category: "single/multi family", "compartmented/compact/continuous/composite", "landscape", "city block", "skyscraper", "palazzo" </text:p>
      <text:p text:style-name="Standard"><text:tab/>Reading Vidler [?], I was excited to finally understand why everyone kept talking about typology – typology can be something much broader - the motivational origin of architecture, and all <text:soft-page-break/>that encompasses. He describes two grand typologies that have "informed the production of architecture" since the 18th century - the first the idea of the primitive hut (and all that entails?), the second the idea of technology. </text:p>
      <text:p text:style-name="Standard"><text:tab/>Both of these motivations generate a class of forms.</text:p>
      <text:p text:style-name="Standard"/>
      <text:p text:style-name="Standard">Shifting idea of what typology represents.</text:p>
      <text:p text:style-name="Standard"/>
      <text:p text:style-name="Standard">"Nevertheless, a closer scrutiny reveals that the idea of type held by the eighteenth-century rationalists was of a very different order from that of the early modernists and that the third typology now emerging is radically different from both."</text:p>
      <text:p text:style-name="Standard"/>
      <text:p text:style-name="Standard"><text:tab/>What do typologies do? They are formal rules that we define for kinds of spaces. Almost anything fits in here. Typology is just a way of creating an interface between raw space / form and some set of requirements. The buildings (population?) that can be extruded through this interface are then the typology. </text:p>
      <text:p text:style-name="Standard"/>
      <text:p text:style-name="Standard">"The word type represent ... the idea of an element that must itself serve as a rule for the model." </text:p>
      <text:p text:style-name="Standard"><text:tab/>A much more rigorous kind of typology exists in the domain of computer science. There are fundamental types of objects – strings, integers, booleans – and objects of different types have to be transformed into a common type to interact with each other. Without a common type, there can be no common set of operations from which to operate with.</text:p>
      <text:p text:style-name="Standard"><text:tab/>Although typology is clearly a powerful concept, I suspect there are problems with its architectural definition – it is too broad, allowing too much inside, which makes it difficult even to talk about, much less to use in a critical analysis. A typology based on the industrial machine has an overwhelming number of connotations – so many very different objects can fit in here, that their relationships to each other break down. And an architectural object can fit into so many (infinite) typologies, that we cannot ever systematize them.</text:p>
      <text:p text:style-name="Standard"><text:tab/>What this produces (or what produced this) is the kind of beautiful poetry of Rossi and others – ideas about what architecture represents that are so rich that they cannot be understood rationally, only felt. Typology currently exists in architecture as a kind of poetics – something that can be felt and intuited, but not something that can be employed. Typology seems, like much of the Italian work, to be <text:s/>defined in a way that makes it beautifully useless.</text:p>
      <text:p text:style-name="Standard"/>
      <text:p text:style-name="Standard"/>
      <text:p text:style-name="P1">Nature and the Universe</text:p>
      <text:p text:style-name="P3">David Ruy (Returning to Strange Objects),</text:p>
      <text:p text:style-name="P4"><text:span text:style-name="T8">Daniel Hoffman (</text:span><text:span text:style-name="T6">The Evolutionary Argument Against Reality),</text:span></text:p>
      <text:p text:style-name="P10">Richard Dawkins (Selfish Gene)</text:p>
      <text:p text:style-name="P10"/>
      <text:p text:style-name="P7"><text:span text:style-name="T5"><text:tab/>David Ruy, in advocating his philosophy of Object Oriented Ontology, issues a call for architecture to abandon its preoccupation with fields – systems of relationships that are the hallmark of the do-gooder landscape paradigm of theory – and instead more closely observe the qualities of the individual objects that are the production of architects, endlessly complex and irreducible. He claims that some of the objects of study of the do-gooders, <text:s/>“'</text:span><text:span text:style-name="T7">nature' and 'world,' are themselves not real objects.” And this valid criticism progresses to examining the problematics of these ideas, our assumptions that nature exists in a steady state that we are disrupting (rather than in constant flux), and that nature itself is somehow superior to humanity, and that our obligation is to be stewards of this fictional nature, rather than crafters of it. </text:span></text:p>
      <text:p text:style-name="P7"><text:span text:style-name="T7"><text:tab/> But Ruy's presumptions about the clear division between our constructs (nature, eg) and “real” </text:span><text:soft-page-break/><text:span text:style-name="T7">objects (“this frog, that tree, this river, that building”) are curiously underexamined. Richard Dawkins argued in his book “The Selfish Gene” that the fundamental elements of life (itself a pseudo-object) are not in fact whole organisms, but individual genes – the history of evolution is not about the competition between various organisms to perpetuate themselves, but about individual genes to proliferate. And these genes have surprisingly more agency than we once believed, sometimes jumping between species, splicing themselves in and creating new, novel systems of relations. </text:span></text:p>
      <text:p text:style-name="P12"><text:tab/>Daniel Hoffman, in a parallel argument, argues that our perception of the world, which we like to believe is in some way a truthful representation of what is “out there”, cannot truly be trusted. In fact, evolution is not biased towards verisimilitude, but rather towards fitness – our perception of the objects of the world – snakes, frogs, trees, rivers – is instead an expression of our own biases towards survival, and are simply heuristics that increase our probabilistic ability to survive and reproduce.</text:p>
      <text:p text:style-name="P12"><text:tab/>A similar claim can be asserted regarding the architectural object – architects describe objects – buildings, usually – that we then attempt to create in the real world. But these objects, upon examination – break down in a variety of ways. A building is a useful fiction, consisting of countless atoms that do not know they compose a single object, composed of countless spaces that are experienced differently by every user, at every moment, existing in a relational landscape that does not care who designed what, and whose relations will constantly transform themselves over time.</text:p>
      <text:p text:style-name="P12"><text:tab/>Perhaps the ultimate object is the self – we perceive ourselves as unitary wholes, acting with a kind of autonomy in the world. But there is no reason to believe this feeling is anything more than a delusion – our brains consist of multiple compenents, interacting with each other to produce a combined feeling of consciousness, and these components are themselves constructs, as the brain is actually composed of individual neurons, acting as an irreducible system, and these neurons are themselves constructions, expressions of various proteins and lipids and electrical impulses, and even that can be reduced.</text:p>
      <text:p text:style-name="P12"><text:tab/>We exist in a world of unlimited, unknowable complexity, and must decide how to act in it. Do we see the world as a system of objects, or a system of relationships, or a fundamentally unknowable, inaccessible, beautiful mess? Ultimately we must act, in some way – we are born and we travel through time and space and we do things and we die – maybe we have control of our actions or maybe it is all an illusion generated initially for the sake of self-preservation, and now derailed on a strange tangent called human civilization. We make arguments about what is real and what is false, what is rational and what is irrational, what is good and what is bad, but who knows if those what those really mean.</text:p>
      <text:p text:style-name="P12"><text:tab/>We can at least take solace in the fact that the universe will end, either in a big crunch or a slow heat death, and that all evidence and memory of everything we have thought and done will disappear. So whether we are wrong or we are right (and we are almost certainly both and neither), it doesn't matter too much in the end.</text:p>
      <text:p text:style-name="P11"/>
      <text:p text:style-name="P11"/>
      <text:p text:style-name="P1">Gunkspace, funkspace, bunkspace, punkspace</text:p>
      <text:p text:style-name="P3">Rem Koolhaas (Junkspace)</text:p>
      <text:p text:style-name="P8"/>
      <text:p text:style-name="Standard"><text:tab/>What the fuck is junkspace? I read that whole essay and I couldn't make out a coherent argument. (To be honest, I didn't read the whole article. I skipped pages 6 and 7. I don't think it matters, maybe that's actually the point.) It's just a series aphorisms? </text:p>
      <text:p text:style-name="Standard"><text:tab/>Is "Junkspace" junkspace? Is Rem just generating more junkspace? Or maybe copying its form? Why are there no paragraphs? How do I read this text? Am I supposed to read junkspace the same way? </text:p>
      <text:p text:style-name="Standard"><text:tab/>I asked my classmates what junkspace was. Some had never heard of it. Most didn't have an answer. Mark told me that it was stuff like airport space where it all seems like it's the same thing. <text:soft-page-break/>Somehow they are all united by air conditioning. Spaces that are all the same. If there there was junkspace before Rem described the idea, what was it? What was junkspace like before air-conditioning? What was the first junkspace, the primitive junk? What is junkspace's relation to junk space, aka the dump?</text:p>
      <text:p text:style-name="Standard"><text:tab/>Is junkspace like junk food? If junkspace is the fallout of modernism, is junk food the fallout of capitalism? We can abstain from eating junk food. Should we? What do we do about it? What about junkspace? It seems unavoidable. We must consume junkspace. Space is not like food. </text:p>
      <text:p text:style-name="Standard"><text:tab/>Before people realized that junkspace was junkspace they called it megastructure. That's what Rem says at least. Maybe junkspace is all the leftover space we have in the world. Space that isn't architected? Or does that even matter? Space that architects can't handle. Architectural excess. </text:p>
      <text:p text:style-name="Standard"><text:tab/>Should we look at junkspace or avert our eyes? </text:p>
      <text:p text:style-name="Standard"><text:tab/>I talked to Craig and he told me that junkspace was non-place space. That it came from neoliberal capitalism's transformation of the whole world into the same space. Starbucks is junkspace. Hotels and airport lobbies are junkspace. Spaces that nobody inhabits, but everybody just passes through. The highway is junkspace. Traffic is junkspace. Maybe junkspace is the product of a profligate creation of space. </text:p>
      <text:p text:style-name="Standard"><text:tab/>I don't think "Junkspace" is junkspace. But maybe it's trying to evoke junkspace? Everything has some sort of meaning, but maybe not. Ideas are powerful, compelling, but don't quite fit together, but maybe they do. Junkspace is everywhere and nowhere at once. Everything is junkspace, until you look at it, and then it becomes real space. Maybe, maybe not, I'm not sure.</text:p>
      <text:p text:style-name="P11"><text:tab/>During our field trip I found out that Salvatore Ferragamo is junkspace. So is McDonald's. The place doesn't matter. The architecture is irrelevant, concealed, plastered over. Rem made some junkspace - they are called Prada stores. Maybe he made more. To be continued (perhaps, sometime in the distant future).</text:p>
      <text:p text:style-name="Standard"/>
      <text:p text:style-name="P1">Recursion + Autonomy</text:p>
      <text:p text:style-name="P3">Adolf Loos (Ornament + Crime),</text:p>
      <text:p text:style-name="P3"><text:s/>Manfredo Tafuri,</text:p>
      <text:p text:style-name="P3">Douglas Hofstadter</text:p>
      <text:p text:style-name="Standard"/>
      <text:p text:style-name="P3">How does architecture justify itself? From where do we derive meaning?</text:p>
      <text:p text:style-name="Standard"/>
      <text:p text:style-name="Standard"><text:tab/>Recursion in computer science, is the ability of a process to reference itself. It is regarded by programmers as one of the most powerful and mysterious techniques. (It cannot, however, do anything that a non-recursive program can; it adds no power, but often adds beauty.)</text:p>
      <text:p text:style-name="Standard"><text:tab/>"At this point, as Victor Hugo realized so presciently in the 1830s, communication through the printed word, and lately through the mass media has released architecture from the role of "social book" into its specialized domain." </text:p>
      <text:p text:style-name="Standard"><text:tab/>This conclusion seems suspicious - architecture was once needed for this specific function, and now is freed from any requirements at all? This seems more self-justification than real analysis of the social role of architecture.</text:p>
      <text:p text:style-name="Standard"><text:tab/>One strategy for justifying architecture is to look outward. Hugo's famous essay, "This will kill that," in issuing an obituary for architecture, also provides a profound posthumous justification - architecture used to be for teaching the lessons of citizenship to an illiterate public. With the advent of literacy - to say nothing of the separation of church and state - this justification for architecture dissolves.</text:p>
      <text:p text:style-name="Standard"><text:tab/>Eisenman proposes a more abstract, formalist approach - architecture derives its meaning from space itself - architecture is the exploration of the meaning of space (perhaps in regards to its relationship to human inhabitation.) Although excluding from its analysis much of the meat and <text:soft-page-break/>meaning of human existence, the closure of this kind of analysis is satisfying - we can fully explore the meaning of space through straightforward geometrical, algorithmical expression, perhaps forever. Tafuri's critique of this approach, however, is equally apt - this kind of approach is hermetic, and cannot accommodate the other aspects of architecture and human experience.</text:p>
      <text:p text:style-name="Standard"><text:tab/>Tafuri proposes the idea of turning architecture upon itself as a mode of criticism - that architecture can criticize itself, that it can find meaning in its own history and theory. I am not exactly sure where this leads, or whether it is even a valid concept; I am sure that I do not understand it. [I need to reread some things to express an opinion here.]</text:p>
      <text:p text:style-name="P9"/>
      <text:list xml:id="list7269199295097527800" text:style-name="L1">
        <text:list-item>
          <text:p text:style-name="P13">Hofstadter / GEB</text:p>
        </text:list-item>
      </text:list>
      <text:p text:style-name="Standard"/>
      <text:p text:style-name="P1">Truth + Lies</text:p>
      <text:p text:style-name="P3">Dell Upton (Architecture History of Landscape History?),</text:p>
      <text:p text:style-name="P3">Colin Rowe,</text:p>
      <text:p text:style-name="P3">Anthony Vidler</text:p>
      <text:p text:style-name="Standard"/>
      <text:p text:style-name="P8"><text:s/><text:span text:style-name="T2">"[Modernism] was an elaborately indirect mechanism for suppression of feelings of guilt" – Dell Upton</text:span></text:p>
      <text:p text:style-name="P3"/>
      <text:p text:style-name="Standard"><text:tab/>Of the many things I have learned in architecture school, one of the most important is the value of lying. Architecture students lie often, and well. It is a skill we learn quite early.</text:p>
      <text:p text:style-name="Standard"><text:tab/>When designing an architectural object, the most important thing is that it is beautiful, persuasive, compelling. Without the ability to produce desire and excitement in the viewer, the object has no power, and will be forgotten like countless other designs throughout history.</text:p>
      <text:p text:style-name="Standard"><text:tab/>The process of creation is messy – you have to try things and fail, over and over, and you don't always have a good reason for doing something. Sometimes it feels right, sometimes you just need to do anything. You can't spend all your time waiting around for the exact right reason.</text:p>
      <text:p text:style-name="Standard"><text:tab/>Once you have a beautiful, powerful object, then, you have to find a way to justify it. That is just as much a part of the design process as the creation of the object, and it helps if the justification and the form can have a conversation with each other, but it's not necessary. How you got there doesn't really matter, only the story you are able to tell at the end.</text:p>
      <text:p text:style-name="Standard"><text:tab/>Truth is arbitrary, unreliable. What matters is what we make, the things hold their own truth, perhaps. Are these lies? How do we deal with the knowledge that we are just making things up as we go along, for our own personal benefit? What happens when the day of reckoning arrives?</text:p>
      <text:p text:style-name="Standard"><text:tab/>Colin Rowe and Dell Upton act as reckoners in their two articles, calling out old lies to clear a new path for architectural practice and history, respectively. Rowe demolishes standard modern architectural theory - although the modernists made great promises for the utopian results of their work, they failed to change the world, and many ideas even had negative impacts. How do we employ modern architecture if its promises turned out to be hot air? Dell Upton comes from a similar angle at architecture history, beginning from the practice's fundamental origin as a means of "legitimizing architects as professionals" - a practice which has from the beginning been involved more with ex-post facto justification than using research to drive practice.</text:p>
      <text:p text:style-name="Standard"><text:tab/>Rowe's reaction to this fundamental compromise is to split architecture in two - one part meaning, the other part form, to discard what is compromised and keep what is valuable - he claims the architectural forms themselves are valid and useful, and can now safely be extracted from their historical context and imbued with new (complementary?) meanings. <text:s/>If we confess our sins, we can be absolved to use the modern forms for new purposes.</text:p>
      <text:p text:style-name="Standard"><text:tab/>Upton produces a different kind of answer; faced with the compromise of all of architectural history, it is necessary for Upton to propose a new, coherent basis for architectural research. Upton proposes the cultural landscape, rather than the individual artist or building, as the basic unit of inquiry. </text:p>
      <text:p text:style-name="Standard"/>
      <text:p text:style-name="Standard"><text:soft-page-break/>[REREAD THIS STUFF] </text:p>
      <text:p text:style-name="Standard">He proposes a new approach to history where "its focus is the human experience of its own landscape, rather than the relationship of maker and object." While this architecture history would integrate the current discipline, it would be <text:s/>"concerned with construction only on the way to construin</text:p>
      <text:p text:style-name="Standard">[REREAD THIS STUFF] </text:p>
      <text:p text:style-name="Standard"/>
      <text:p text:style-name="Standard"><text:tab/>Ultimately, Upton's goal seems to be to integrate architectural history into broader forms of knowledge, "relationship among human experience and the generation of meaning" </text:p>
      <text:p text:style-name="Standard">"The boundaries among the humanities are dissolving" ... </text:p>
      <text:p text:style-name="Standard"/>
      <text:p text:style-name="Standard">Upton closes his piece with a series of questions:</text:p>
      <text:p text:style-name="Standard">[quote this?]</text:p>
      <text:p text:style-name="Standard">can architecture be completely logical? must buildings have social goals (and how often)? what is the role of the architect in history? how to respond to the zeitgeist? how to use precedent? can radical architecture be popular and intelligible?</text:p>
      <text:p text:style-name="Standard"/>
      <text:p text:style-name="Standard">A similar set of questions in response to questions about the possibility of adequate meaning in architecture. The eventual destruction of all systems.</text:p>
      <text:p text:style-name="Standard"/>
      <text:p text:style-name="Standard"/>
      <text:p text:style-name="P1">Remembering, Forgetting, Imagining, Understanding</text:p>
      <text:p text:style-name="P3">Manfredo Tafuri (L'architecture dans le Boudoir),</text:p>
      <text:p text:style-name="P3"><text:s/>Aldo Rossi (Architecture of the City)</text:p>
      <text:p text:style-name="P8"/>
      <text:p text:style-name="P5">"At the origins of the critical act are always found the acts of distinguishing, separating, and disintegrating a given structure. Without the act of disintegrating the object under analysis, it is impossible to rewrite it." </text:p>
      <text:p text:style-name="P8"/>
      <text:p text:style-name="Standard"><text:tab/>Memory is a process of construction. We do not store a complete memory in our brains, but fragments. When we remember, we reassemble the fragments that we have, and fill in the blanks. Every time we remember we create a new memory that displaces the old one. A memory is always an interpretation, a synthesis of fragments of original moment and what has been experienced before and after.</text:p>
      <text:p text:style-name="Standard"><text:tab/>Memories exist in a kind of interface with the natural world. Memories lie dormant, waiting to be triggered, an thus remade; in the same way, memory resides in every architectural object, waiting to be read, interpreted.</text:p>
      <text:p text:style-name="Standard"><text:tab/>What is the nature of the memory that is embedded in architectural space? It is a [pastiche?] Monuments project a kind of grand collective memory - they reflect values from a certain time, as perceived through modern eyes. They are in some ways the most honest and telling of the memory shards of the city, and in some ways the biggest liars.</text:p>
      <text:p text:style-name="Standard"><text:tab/>This presents itself most clearly in the concept of the ruin - an object that is at once monumental and invisible. Sometimes, ruins retain fragments of memory - but, more interestingly, sometimes ruins become completely forgotten and reinvented. [Humayun's Tomb?]</text:p>
      <text:p text:style-name="Standard"><text:tab/>What about the microscopic fragments? The potsherds, arrowheads, and refuse piles of architectural history? This can, in aggregate, tell us something - analysis can tell us what was eaten, what kind of kiln was used, contextualize entire bodies of information. On their own, however, they <text:soft-page-break/>reveal little, allowing extrapolations that can be wildly incorrect.</text:p>
      <text:p text:style-name="Standard"><text:tab/>For me, this idea conjures the idea of ruins - a ruin is the evidence of a forgotten civilization - and while we may believe that we can "read" and thus interpret the meaning of this object, we are almost certainly wrong. Our reading is contingent on our present circumstances, our goals and desires. </text:p>
      <text:p text:style-name="Standard"><text:tab/>And in fact all architectural objects are ruins. The Seagram Building holds a dramatically different meaning today than it did when it was constructed - the original meaning of the building is entirely inaccessible to modern eyes. We can perhaps catch glimpses of it, but the original meaning is lost, and our best hope is to reconstruct a story that is useful to ourselves (or myself, since my story will not have any relevance to you.)</text:p>
      <text:p text:style-name="Standard"><text:tab/>There are fragments of his text that seem immensely valuable, but the thing itself is beyond my comprehension. What is the locus? We discussed it in class, but I've forgotten the answer.</text:p>
      <text:p text:style-name="Standard"><text:tab/>What does it mean to understand something? Ultimately, all understanding is only partial. No one will ever understand what Tafuri meant, not even Tafuri himself. </text:p>
      <text:p text:style-name="Standard"><text:tab/>Just as we cannot read a building accurately, we cannot read a text. The meaning is lost as soon as it is written - in fact, the author does not even have control of the meaning of his work. In each moment, the meaning is transformed. We can perhaps push forward, or in a certain direction. </text:p>
      <text:p text:style-name="Standard"><text:tab/>We grab pieces, and re-deploy them in the service of our own beliefs, theories, etc. <text:s/>We attend class, and our understanding is transformed in response to the teacher's own interpretation.</text:p>
      <text:p text:style-name="Standard"><text:tab/>In discussions in this class, I do not remember much of the text that I have read (cf. understanding); in my life, most of the events that have made up my life are forgotten. We do not remember for long. Arguments become fragmentary. The act of writing presents a crystallization of a series of fragments of thought.</text:p>
      <text:p text:style-name="Standard"/>
      <text:p text:style-name="Standard"/>
      <text:p text:style-name="P1">Simulation, Fiction, Virtuality</text:p>
      <text:p text:style-name="P3">Peter Eisenman (End of the Classical)</text:p>
      <text:p text:style-name="Standard"/>
      <text:p text:style-name="P2">"The act of simulating something first requires that a model be developed; this model represents the key characteristics or behaviors/functions of the selected physical or abstract system or process. The model represents the system itself, whereas the simulation represents the operation of the system over time."</text:p>
      <text:p text:style-name="Standard"/>
      <text:p text:style-name="Standard"><text:tab/>"Simulation is the imitation of the operation of a real-world process or system over time." [wiki?] Once upon a time, architects had to do their simulations entirely by imagination. Nowadays, we have computers that can simulate for us. We can simulate sunlight, solar heat gain, weather patterns, traffic flows. We can use simulations to collect and organize data, to determine or support our design decisions. Simulation, to a degree, can teach us how the real world will perform. This seems good.</text:p>
      <text:p text:style-name="Standard"><text:tab/>Rendering used to be done entirely by hand, but this had an element of simple simulation. Two point perspective is a simulation of real-world vision. Our computer simulations are much more powerful, however. They are extraordinarly powerful tools of persuasion, ways that we can show a building just as it will look once it has been built (often, better than it will look when it is built.) This over-precision makes us uncomfortable with the simulations. They are too good, too persuasive. They project too much reality. They are morally questionable. First, we learn to make our simulated renders accurate; then, we have to learn how to make them less accurate. They must lie to tell the truth. [Sometimes we feel that the simulations are "too real" - that they make some artistic choices more difficult while over-specificizing what is an ambiguous future reality.]</text:p>
      <text:p text:style-name="Standard"><text:tab/>Eisenman, writing before computers dominated architecture, sees simulations differently. He regards them as half-lies rather than almost-truths.</text:p>
      <text:p text:style-name="Standard"><text:tab/>Eisenman claims that architecture has historically operated under a series of fictions, and that the break that modernism claimed to represent - and represented in other art forms - failed to deal with <text:soft-page-break/>these fundamental problems. These fictions are: representation, reason, and history. Whereas architecture may have at one point been able to transmit meaning through orders, representation no longer carries meaning because we no longer believe in the classical orders the way we used to.</text:p>
      <text:p text:style-name="Standard"><text:tab/>The second is the idea of reason - whereas architecture originally derived its authority from its relationship with the divine, and later substituted science into the place of the divine, a more thorough inspection of the apparatus that produces "knowledge" </text:p>
      <text:p text:style-name="Standard"><text:tab/>"The processes for knowing - measurement, logical proof, causality-turned out to be a network of value-laden arguments, no more than effective modes of persuasion."</text:p>
      <text:p text:style-name="Standard"><text:tab/>"alternative fictions for the origin can be proposed: for example, one that is arbitrary, one that has no external value derived from meaning, truth, or timelessness."</text:p>
      <text:p text:style-name="Standard"><text:tab/>What an exciting idea! What if we could simulate whole worlds? Well, that seems impossible, and morally dubious. At the least, what if we could simulate different architectures? What would architecture be without steel, or concrete, or the column, or the arch? What would architecture be without Vitruvius, or Le Corbusier, or Robert Venturi? </text:p>
      <text:p text:style-name="Standard"><text:tab/>If we can imagine an infinity of alterate architectures, what do we do with them? What architectural simulations would be the most valuable? </text:p>
      <text:p text:style-name="Standard"><text:tab/>Eisenman deals very delicately with the idea of fiction in his piece "The End of the Classical," wherein he busts apart modernism, claiming that it was never even really present in the first place.</text:p>
      <text:p text:style-name="Standard"><text:tab/>"Thus to proceed from "error" or fiction is to counter consciously the tradition of "mis-reading" on which the classical unwittingly depended-not a presumedly logical transformation of something a priori, but a deliberate "error" stated as such, one which presupposes only its own intemal truth."</text:p>
      <text:p text:style-name="Standard"><text:tab/>"What can be the model for architecture when the essence of what was effective in the classical model-the presumed rational value of structures, representations, methodologies of origins and ends. and deductive processes-has been shown to be a simulation?"</text:p>
      <text:p text:style-name="Standard"/>
      <text:p text:style-name="P8"/>
      <text:p text:style-name="P8"/>
      <text:p text:style-name="P8"/>
      <text:p text:style-name="P1">Specificity + Significance</text:p>
      <text:p text:style-name="P3">Aldo Rossi (Image of the City), </text:p>
      <text:p text:style-name="P3">Donald Judd (Specific Objects)</text:p>
      <text:p text:style-name="Standard"/>
      <text:p text:style-name="P8"><text:tab/><text:span text:style-name="T2"> </text:span><text:span text:style-name="T3">A work needs only to be interesting. Most works finally have one quality. - </text:span><text:span text:style-name="T4">Donald Judd</text:span></text:p>
      <text:p text:style-name="P14"/>
      <text:p text:style-name="P8"><text:tab/><text:span text:style-name="T3">"Sometimes I ask myself why architecture is not analyzed...in terms of its profound value as a human thing that shapes reality and adapts material according to an aesthetic conception." </text:span><text:span text:style-name="T4">- Aldo Rossi</text:span></text:p>
      <text:p text:style-name="Standard"/>
      <text:p text:style-name="Standard"><text:tab/><text:tab/></text:p>
      <text:p text:style-name="Standard"/>
      <text:p text:style-name="Standard"><text:tab/>One of the great privileges of doing architecture, at least in theory, is the opportunity to contribute to the creation of the physical record of humanity's existence.</text:p>
      <text:p text:style-name="Standard"/>
      <text:p text:style-name="Standard">What does it mean to unique? I am the only me.</text:p>
      <text:p text:style-name="Standard"/>
      <text:p text:style-name="Standard">Revisiting this piece, I was struck by Rossi's words about the specificity of the city: </text:p>
      <text:p text:style-name="Standard">"there is something in the nature of urban artifacts that renders them very similar - and not only metaphorically - to a work of art." </text:p>
      <text:p text:style-name="Standard">"a complicated entity which has developed in both space and time"</text:p>
      <text:p text:style-name="Standard"><text:soft-page-break/>"the city is constituted as a totality and that this totality is its raison d'etre" [French geographers]</text:p>
      <text:p text:style-name="Standard">"there will always be a type of experience recognizable only to those who have walked through the particular building, street, or district"</text:p>
      <text:p text:style-name="Standard"/>
      <text:p text:style-name="Standard"/>
      <text:p text:style-name="Standard">One of the great burdens of architecture is the obligation to make those objects well.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Edgemon</meta:initial-creator>
    <meta:creation-date>2016-05-09T20:15:50</meta:creation-date>
    <dc:date>2016-05-09T23:51:43</dc:date>
    <dc:creator>Christopher Edgemon</dc:creator>
    <meta:editing-duration>PT3H6M13S</meta:editing-duration>
    <meta:editing-cycles>40</meta:editing-cycles>
    <meta:generator>OpenOffice/4.1.2$Unix OpenOffice.org_project/412m3$Build-9782</meta:generator>
    <meta:document-statistic meta:table-count="0" meta:image-count="0" meta:object-count="0" meta:page-count="12" meta:paragraph-count="165" meta:word-count="6490" meta:character-count="39879"/>
  </office:meta>
</office:document-meta>
</file>